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1" text:outline-level="1">Part 1</text:h>
      <text:h text:style-name="Heading_20_2" text:outline-level="2"><text:a xlink:type="simple" xlink:href="../normal_manuscript_tmp.odt#Chapter%201%7Coutline">Chapter 1</text:a></text:h>
      <text:section text:style-name="Sect1" text:name="ch1">
        <text:p text:style-name="Text_20_body">This is a well written beginning.</text:p>
        <text:h text:style-name="Heading_20_2" text:outline-level="2">Chapter 1a</text:h>
        <text:p text:style-name="Text_20_body">This is an inserted chapter.</text:p>
      </text:section>
      <text:h text:style-name="Heading_20_2" text:outline-level="2"><text:a xlink:type="simple" xlink:href="../normal_manuscript_tmp.odt#Chapter%202%7Coutline">Chapter 2</text:a></text:h>
      <text:section text:style-name="Sect1" text:name="ch2">
        <text:p text:style-name="Text_20_body">Another well written chapter.</text:p>
      </text:section>
      <text:h text:style-name="Heading_20_2" text:outline-level="2"><text:a xlink:type="simple" xlink:href="../normal_manuscript_tmp.odt#Chapter%203%7Coutline">Chapter 3</text:a></text:h>
      <text:section text:style-name="Sect1" text:name="ch3">
        <text:p text:style-name="Standard">This is funny.</text:p>
      </text:section>
      <text:h text:style-name="Heading_20_2" text:outline-level="2"><text:a xlink:type="simple" xlink:href="../normal_manuscript_tmp.odt#Chapter%204%7Coutline">Chapter 4</text:a></text:h>
      <text:section text:style-name="Sect1" text:name="ch4">
        <text:p text:style-name="Standard">Not a joke.</text:p>
      </text:section>
      <text:h text:style-name="Heading_20_2" text:outline-level="2"><text:soft-page-break/><text:a xlink:type="simple" xlink:href="../normal_manuscript_tmp.odt#Chapter%205%7Coutline">Chapter 5</text:a></text:h>
      <text:section text:style-name="Sect1" text:name="ch5">
        <text:p text:style-name="Standard"/>
      </text:section>
      <text:h text:style-name="Heading_20_2" text:outline-level="2"><text:a xlink:type="simple" xlink:href="../normal_manuscript_tmp.odt#Chapter%206%7Coutline">Chapter 6</text:a></text:h>
      <text:section text:style-name="Sect1" text:name="ch6">
        <text:p text:style-name="Standard"/>
      </text:section>
      <text:h text:style-name="Heading_20_2" text:outline-level="2"><text:a xlink:type="simple" xlink:href="../normal_manuscript_tmp.odt#Chapter%207%7Coutline">Chapter 7</text:a></text:h>
      <text:section text:style-name="Sect1" text:name="ch7">
        <text:p text:style-name="Standard"/>
      </text:section>
      <text:h text:style-name="Heading_20_2" text:outline-level="2"><text:a xlink:type="simple" xlink:href="../normal_manuscript_tmp.odt#Chapter%208%7Coutline">Chapter 8</text:a></text:h>
      <text:section text:style-name="Sect1" text:name="ch8">
        <text:p text:style-name="Standard"/>
      </text:section>
      <text:h text:style-name="Heading_20_2" text:outline-level="2"><text:a xlink:type="simple" xlink:href="../normal_manuscript_tmp.odt#Chapter%209%7Coutline">Chapter 9</text:a></text:h>
      <text:section text:style-name="Sect1" text:name="ch9">
        <text:p text:style-name="Standard"/>
      </text:section>
      <text:h text:style-name="Heading_20_2" text:outline-level="2"><text:a xlink:type="simple" xlink:href="../normal_manuscript_tmp.odt#Chapter%2010%7Coutline">Chapter 10</text:a></text:h>
      <text:section text:style-name="Sect1" text:name="ch10">
        <text:p text:style-name="Standard"/>
      </text:section>
      <text:h text:style-name="Heading_20_2" text:outline-level="2"><text:a xlink:type="simple" xlink:href="../normal_manuscript_tmp.odt#Chapter%2011%7Coutline">Chapter 11</text:a></text:h>
      <text:section text:style-name="Sect1" text:name="ch11">
        <text:p text:style-name="Standard"/>
      </text:section>
      <text:h text:style-name="Heading_20_2" text:outline-level="2"><text:soft-page-break/><text:a xlink:type="simple" xlink:href="../normal_manuscript_tmp.odt#Chapter%2012%7Coutline">Chapter 12</text:a></text:h>
      <text:section text:style-name="Sect1" text:name="ch12">
        <text:p text:style-name="Standard"/>
      </text:section>
      <text:h text:style-name="Heading_20_2" text:outline-level="2"><text:a xlink:type="simple" xlink:href="../normal_manuscript_tmp.odt#Chapter%2013%7Coutline">Chapter 13</text:a></text:h>
      <text:section text:style-name="Sect1" text:name="ch13">
        <text:p text:style-name="Standard"/>
      </text:section>
      <text:h text:style-name="Heading_20_2" text:outline-level="2"><text:a xlink:type="simple" xlink:href="../normal_manuscript_tmp.odt#Chapter%2014%7Coutline">Chapter 14</text:a></text:h>
      <text:section text:style-name="Sect1" text:name="ch14">
        <text:p text:style-name="Standard"/>
      </text:section>
      <text:h text:style-name="Heading_20_2" text:outline-level="2"><text:a xlink:type="simple" xlink:href="../normal_manuscript_tmp.odt#Chapter%2015%7Coutline">Chapter 15</text:a></text:h>
      <text:section text:style-name="Sect1" text:name="ch15">
        <text:p text:style-name="Standard"/>
      </text:section>
      <text:h text:style-name="Heading_20_2" text:outline-level="2"><text:a xlink:type="simple" xlink:href="../normal_manuscript_tmp.odt#Chapter%2016%7Coutline">Chapter 16</text:a></text:h>
      <text:section text:style-name="Sect1" text:name="ch16">
        <text:p text:style-name="Standard"/>
      </text:section>
      <text:h text:style-name="Heading_20_2" text:outline-level="2"><text:a xlink:type="simple" xlink:href="../normal_manuscript_tmp.odt#Chapter%2017%7Coutline">Chapter 17</text:a></text:h>
      <text:section text:style-name="Sect1" text:name="ch17">
        <text:p text:style-name="Standard"/>
      </text:section>
      <text:h text:style-name="Heading_20_1" text:outline-level="1"><text:soft-page-break/>Part 2</text:h>
      <text:h text:style-name="Heading_20_2" text:outline-level="2"><text:a xlink:type="simple" xlink:href="../normal_manuscript_tmp.odt#Chapter%2018%7Coutline">Chapter 18</text:a></text:h>
      <text:section text:style-name="Sect1" text:name="ch18">
        <text:p text:style-name="Standard"/>
      </text:section>
      <text:h text:style-name="Heading_20_2" text:outline-level="2"><text:a xlink:type="simple" xlink:href="../normal_manuscript_tmp.odt#Chapter%2019%7Coutline">Chapter 19</text:a></text:h>
      <text:section text:style-name="Sect1" text:name="ch19">
        <text:p text:style-name="Standard"/>
      </text:section>
      <text:h text:style-name="Heading_20_2" text:outline-level="2"><text:a xlink:type="simple" xlink:href="../normal_manuscript_tmp.odt#Chapter%2020%7Coutline">Chapter 20</text:a></text:h>
      <text:section text:style-name="Sect1" text:name="ch20">
        <text:p text:style-name="Standard"/>
      </text:section>
      <text:h text:style-name="Heading_20_2" text:outline-level="2"><text:a xlink:type="simple" xlink:href="../normal_manuscript_tmp.odt#Chapter%2021%7Coutline">Chapter 21</text:a></text:h>
      <text:section text:style-name="Sect1" text:name="ch21">
        <text:p text:style-name="Standard"/>
      </text:section>
      <text:h text:style-name="Heading_20_2" text:outline-level="2"><text:a xlink:type="simple" xlink:href="../normal_manuscript_tmp.odt#Chapter%2022%7Coutline">Chapter 22</text:a></text:h>
      <text:section text:style-name="Sect1" text:name="ch22">
        <text:p text:style-name="Standard"/>
      </text:section>
      <text:h text:style-name="Heading_20_2" text:outline-level="2"><text:a xlink:type="simple" xlink:href="../normal_manuscript_tmp.odt#Chapter%2023%7Coutline">Chapter 23</text:a></text:h>
      <text:section text:style-name="Sect1" text:name="ch23">
        <text:p text:style-name="Standard"/>
      </text:section>
      <text:h text:style-name="Heading_20_2" text:outline-level="2"><text:soft-page-break/><text:a xlink:type="simple" xlink:href="../normal_manuscript_tmp.odt#Chapter%2024%7Coutline">Chapter 24</text:a></text:h>
      <text:section text:style-name="Sect1" text:name="ch24">
        <text:p text:style-name="Standard"/>
      </text:section>
      <text:h text:style-name="Heading_20_2" text:outline-level="2"><text:a xlink:type="simple" xlink:href="../normal_manuscript_tmp.odt#Chapter%2025%7Coutline">Chapter 25</text:a></text:h>
      <text:section text:style-name="Sect1" text:name="ch25">
        <text:p text:style-name="Standard"/>
      </text:section>
      <text:h text:style-name="Heading_20_2" text:outline-level="2"><text:a xlink:type="simple" xlink:href="../normal_manuscript_tmp.odt#Chapter%2026%7Coutline">Chapter 26</text:a></text:h>
      <text:section text:style-name="Sect1" text:name="ch26">
        <text:p text:style-name="Standard"/>
      </text:section>
      <text:h text:style-name="Heading_20_2" text:outline-level="2"><text:a xlink:type="simple" xlink:href="../normal_manuscript_tmp.odt#Chapter%2027%7Coutline">Chapter 27</text:a></text:h>
      <text:section text:style-name="Sect1" text:name="ch27">
        <text:p text:style-name="Standard"/>
      </text:section>
      <text:h text:style-name="Heading_20_2" text:outline-level="2"><text:a xlink:type="simple" xlink:href="../normal_manuscript_tmp.odt#Chapter%2028%7Coutline">Chapter 28</text:a></text:h>
      <text:section text:style-name="Sect1" text:name="ch28">
        <text:p text:style-name="Standard"/>
      </text:section>
      <text:h text:style-name="Heading_20_2" text:outline-level="2"><text:a xlink:type="simple" xlink:href="../normal_manuscript_tmp.odt#Chapter%2029%7Coutline">Chapter 29</text:a></text:h>
      <text:section text:style-name="Sect1" text:name="ch29">
        <text:p text:style-name="Standard"/>
      </text:section>
      <text:h text:style-name="Heading_20_2" text:outline-level="2"><text:a xlink:type="simple" xlink:href="../normal_manuscript_tmp.odt#Chapter%2030%7Coutline">Chapter 30</text:a></text:h>
      <text:section text:style-name="Sect1" text:name="ch30">
        <text:p text:style-name="Standard"/>
      </text:section>
      <text:h text:style-name="Heading_20_2" text:outline-level="2"><text:soft-page-break/><text:a xlink:type="simple" xlink:href="../normal_manuscript_tmp.odt#Chapter%2031%7Coutline">Chapter 31</text:a></text:h>
      <text:section text:style-name="Sect1" text:name="ch31">
        <text:p text:style-name="Standard"/>
      </text:section>
      <text:h text:style-name="Heading_20_2" text:outline-level="2"><text:a xlink:type="simple" xlink:href="../normal_manuscript_tmp.odt#Chapter%2032%7Coutline">Chapter 32</text:a></text:h>
      <text:section text:style-name="Sect1" text:name="ch3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cm"/>
      <style:text-properties style:font-name="Sitka Text" fo:font-size="12pt" style:letter-kerning="false"/>
    </style:style>
    <style:style style:name="Heading" style:family="paragraph" style:parent-style-name="Standard" style:next-style-name="Text_20_body" style:class="text">
      <style:paragraph-properties loext:contextual-spacing="false" fo:text-align="center" style:justify-single-word="false" fo:keep-with-next="always"/>
      <style:text-properties fo:letter-spacing="0.018cm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loext:contextual-spacing="false" style:line-height-at-least="0.7cm" fo:widows="0" fo:hyphenation-ladder-count="no-limit" style:page-number="auto"/>
      <style:text-properties fo:font-size="13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1.199cm" fo:margin-bottom="1.199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1.199cm" fo:margin-bottom="1.199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6cm" fo:margin-bottom="0.6cm"/>
      <style:text-properties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loext:contextual-spacing="false" fo:margin-top="0.6cm" fo:margin-bottom="0.6cm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eading_20_5" style:display-name="Heading 5" style:family="paragraph" style:parent-style-name="Heading" style:next-style-name="Text_20_body" style:class="text"/>
    <style:style style:name="Heading_20_6" style:display-name="Heading 6" style:family="paragraph" style:parent-style-name="Heading" style:next-style-name="Text_20_body" style:class="text"/>
    <style:style style:name="Heading_20_7" style:display-name="Heading 7" style:family="paragraph" style:parent-style-name="Heading" style:next-style-name="Text_20_body" style:class="text"/>
    <style:style style:name="Heading_20_8" style:display-name="Heading 8" style:family="paragraph" style:parent-style-name="Heading" style:next-style-name="Text_20_body" style:class="text"/>
    <style:style style:name="Heading_20_9" style:display-name="Heading 9" style:family="paragraph" style:parent-style-name="Heading" style:next-style-name="Text_20_body" style:class="text"/>
    <style:style style:name="Heading_20_10" style:display-name="Heading 10" style:family="paragraph" style:parent-style-name="Heading" style:next-style-name="Text_20_body" style:class="text"/>
    <style:style style:name="Quotations" style:family="paragraph" style:parent-style-name="Standard" style:class="html">
      <style:paragraph-properties fo:margin="100%" fo:margin-left="1cm" fo:margin-right="1cm" fo:margin-top="0cm" fo:margin-bottom="0cm" fo:text-indent="0cm" style:auto-text-indent="false"/>
      <style:text-properties style:font-name="Gill Sans MT" fo:font-size="12pt"/>
    </style:style>
    <style:style style:name="Kapitelanfang" style:family="paragraph" style:parent-style-name="Text_20_body" style:next-style-name="First_20_line_20_indent" style:class="text"/>
    <style:style style:name="Motto" style:family="paragraph" style:parent-style-name="Quotations" style:next-style-name="Motto-Quelle" style:class="text"/>
    <style:style style:name="Motto-Quelle" style:family="paragraph" style:parent-style-name="Motto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Abschnittsmarke" style:family="paragraph" style:parent-style-name="Standard" style:next-style-name="Text_20_body" style:class="text">
      <style:text-properties fo:color="#008000" fo:font-size="10pt" fo:language="zxx" fo:country="none"/>
    </style:style>
    <style:style style:name="Überschrift_20_3_20_unsichtbar" style:display-name="Überschrift 3 unsichtbar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text-transform="uppercase" fo:letter-spacing="0.007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6-01-16T21:19:51Z</meta:creation-date>
    <dc:date>2026-01-16T21:31:53.77</dc:date>
    <meta:editing-duration>PT6M49S</meta:editing-duration>
    <meta:editing-cycles>2</meta:editing-cycles>
    <meta:document-statistic meta:table-count="0" meta:image-count="0" meta:object-count="0" meta:page-count="6" meta:paragraph-count="42" meta:word-count="101" meta:character-count="507"/>
  </office:meta>
</office:document-meta>
</file>